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MI_CHL</text:p>
          </table:table-cell>
          <table:table-cell/>
          <table:table-cell office:value-type="string" calcext:value-type="string">
            <text:p>BMI</text:p>
          </table:table-cell>
          <table:table-cell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PM6</text:p>
          </table:table-cell>
          <table:table-cell office:value-type="float" office:value="0.1304" calcext:value-type="float">
            <text:p>0.1304</text:p>
          </table:table-cell>
          <table:table-cell table:formula="of:=[.B3]*627.9095" office:value-type="float" office:value="81.8793988" calcext:value-type="float">
            <text:p>81.8793988</text:p>
          </table:table-cell>
          <table:table-cell office:value-type="float" office:value="0.23544" calcext:value-type="float">
            <text:p>0.23544</text:p>
          </table:table-cell>
          <table:table-cell table:formula="of:=[.D3]*627.9095" office:value-type="float" office:value="147.83501268" calcext:value-type="float">
            <text:p>147.83501268</text:p>
          </table:table-cell>
          <table:table-cell office:value-type="float" office:value="-0.95989" calcext:value-type="float">
            <text:p>-0.95989</text:p>
          </table:table-cell>
          <table:table-cell table:formula="of:=[.F3]*627.9095" office:value-type="float" office:value="-602.724049955" calcext:value-type="float">
            <text:p>-602.724049955</text:p>
          </table:table-cell>
          <table:table-cell table:formula="of:=[.B3]-[.F3]-[.D3]" office:value-type="float" office:value="0.85485" calcext:value-type="float">
            <text:p>0.85485</text:p>
          </table:table-cell>
          <table:table-cell table:formula="of:=[.C3]-[.E3]-[.G3]" office:value-type="float" office:value="536.768436075" calcext:value-type="float">
            <text:p>536.768436075</text:p>
          </table:table-cell>
          <table:table-cell/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.E7]" office:value-type="string" office:string-value="KJ/mol" calcext:value-type="string">
            <text:p>KJ/mol</text:p>
          </table:table-cell>
          <table:table-cell table:formula="of:=[.G7]" office:value-type="string" office:string-value="KJ/mol" calcext:value-type="string">
            <text:p>KJ/mol</text:p>
          </table:table-cell>
          <table:table-cell office:value-type="float" office:value="-423.067453571" calcext:value-type="float">
            <text:p>-423.067453571</text:p>
          </table:table-cell>
          <table:table-cell table:formula="of:=[.D4]*2625.5" office:value-type="float" office:value="-1110763.59935066" calcext:value-type="float">
            <text:p>-1110763.59935066</text:p>
          </table:table-cell>
          <table:table-cell office:value-type="float" office:value="-460.268" calcext:value-type="float">
            <text:p>-460.268</text:p>
          </table:table-cell>
          <table:table-cell table:formula="of:=[.F4]*2625.5" office:value-type="float" office:value="-1208433.634" calcext:value-type="float">
            <text:p>-1208433.634</text:p>
          </table:table-cell>
          <table:table-cell/>
          <table:table-cell table:formula="of:=[.C4]-[.E4]-[.G4]" office:value-type="string" office:string-value="" calcext:value-type="error">
            <text:p>#VALUE!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M_FOR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am-for'.E7]" office:value-type="float" office:value="-403.475187666383" calcext:value-type="float">
            <text:p>-403.4751876664</text:p>
          </table:table-cell>
          <table:table-cell table:formula="of:=['bam-for'.G7]" office:value-type="float" office:value="-1059324.10521809" calcext:value-type="float">
            <text:p>-1059324.10521809</text:p>
          </table:table-cell>
          <table:table-cell office:value-type="float" office:value="-214.232110104" calcext:value-type="float">
            <text:p>-214.232110104</text:p>
          </table:table-cell>
          <table:table-cell table:formula="of:=[.D8]*2625.5" office:value-type="float" office:value="-562466.405078052" calcext:value-type="float">
            <text:p>-562466.405078052</text:p>
          </table:table-cell>
          <table:table-cell office:value-type="float" office:value="-189.054197363" calcext:value-type="float">
            <text:p>-189.054197363</text:p>
          </table:table-cell>
          <table:table-cell table:formula="of:=[.F8]*2625.5" office:value-type="float" office:value="-496361.795176556" calcext:value-type="float">
            <text:p>-496361.795176556</text:p>
          </table:table-cell>
          <table:table-cell table:formula="of:=[.B8]-[.F8]-[.D8]" office:value-type="float" office:value="-0.188880199382766" calcext:value-type="float">
            <text:p>-0.1888801994</text:p>
          </table:table-cell>
          <table:table-cell table:formula="of:=[.C8]-[.E8]-[.G8]" office:value-type="float" office:value="-495.904963479377" calcext:value-type="float">
            <text:p>-495.9049634794</text:p>
          </table:table-cell>
          <table:table-cell office:value-type="float" office:value="-193.215968" calcext:value-type="float">
            <text:p>-193.2159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MI_MTS</text:p>
          </table:table-cell>
          <table:table-cell/>
          <table:table-cell office:value-type="string" calcext:value-type="string">
            <text:p>BMI_MTS</text:p>
          </table:table-cell>
          <table:table-cell/>
          <table:table-cell office:value-type="string" calcext:value-type="string">
            <text:p>MTS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mi-mts'.E7]" office:value-type="float" office:value="-1162.0819301006" calcext:value-type="float">
            <text:p>-1162.0819301006</text:p>
          </table:table-cell>
          <table:table-cell table:formula="of:=['bmi-mts'.G7]" office:value-type="float" office:value="-3051046.10747913" calcext:value-type="float">
            <text:p>-3051046.10747913</text:p>
          </table:table-cell>
          <table:table-cell office:value-type="float" office:value="-423.067453571" calcext:value-type="float">
            <text:p>-423.067453571</text:p>
          </table:table-cell>
          <table:table-cell table:formula="of:=[.D12]*2625.5" office:value-type="float" office:value="-1110763.59935066" calcext:value-type="float">
            <text:p>-1110763.59935066</text:p>
          </table:table-cell>
          <table:table-cell office:value-type="float" office:value="-738.794549844" calcext:value-type="float">
            <text:p>-738.794549844</text:p>
          </table:table-cell>
          <table:table-cell table:formula="of:=[.F12]*2625.5" office:value-type="float" office:value="-1939705.09061542" calcext:value-type="float">
            <text:p>-1939705.09061542</text:p>
          </table:table-cell>
          <table:table-cell table:formula="of:=[.B12]-[.F12]-[.D12]" office:value-type="float" office:value="-0.219926685601308" calcext:value-type="float">
            <text:p>-0.2199266856</text:p>
          </table:table-cell>
          <table:table-cell table:formula="of:=[.C12]-[.E12]-[.G12]" office:value-type="float" office:value="-577.417513046879" calcext:value-type="float">
            <text:p>-577.4175130469</text:p>
          </table:table-cell>
          <table:table-cell office:value-type="float" office:value="-165.172176" calcext:value-type="float">
            <text:p>-165.1721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M_FOR</text:p>
          </table:table-cell>
          <table:table-cell/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pam-for'.E7]" office:value-type="float" office:value="-442.760124696012" calcext:value-type="float">
            <text:p>-442.760124696</text:p>
          </table:table-cell>
          <table:table-cell table:formula="of:=['pam-for'.G7]" office:value-type="float" office:value="-1162466.70738938" calcext:value-type="float">
            <text:p>-1162466.70738938</text:p>
          </table:table-cell>
          <table:table-cell office:value-type="float" office:value="-253.533484263" calcext:value-type="float">
            <text:p>-253.533484263</text:p>
          </table:table-cell>
          <table:table-cell table:formula="of:=[.D16]*2625.5" office:value-type="float" office:value="-665652.162932507" calcext:value-type="float">
            <text:p>-665652.162932507</text:p>
          </table:table-cell>
          <table:table-cell office:value-type="float" office:value="-189.054197363" calcext:value-type="float">
            <text:p>-189.054197363</text:p>
          </table:table-cell>
          <table:table-cell table:formula="of:=[.F16]*2625.5" office:value-type="float" office:value="-496361.795176556" calcext:value-type="float">
            <text:p>-496361.795176556</text:p>
          </table:table-cell>
          <table:table-cell table:formula="of:=[.B16]-[.F16]-[.D16]" office:value-type="float" office:value="-0.172443070011838" calcext:value-type="float">
            <text:p>-0.17244307</text:p>
          </table:table-cell>
          <table:table-cell table:formula="of:=[.C16]-[.E16]-[.G16]" office:value-type="float" office:value="-452.74928031594" calcext:value-type="float">
            <text:p>-452.7492803159</text:p>
          </table:table-cell>
          <table:table-cell office:value-type="float" office:value="-177.719642" calcext:value-type="float">
            <text:p>-177.7196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MI_TF2</text:p>
          </table:table-cell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TF2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table:number-columns-repeated="4"/>
          <table:table-cell table:formula="of:=[.D20]*2625.5" office:value-type="float" office:value="0" calcext:value-type="float">
            <text:p>0</text:p>
          </table:table-cell>
          <table:table-cell table:number-columns-repeated="4"/>
          <table:table-cell office:value-type="float" office:value="-202.823668" calcext:value-type="float">
            <text:p>-202.823668</text:p>
          </table:table-cell>
        </table:table-row>
      </table:table>
      <table:table table:name="hmi-tf2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42.802430572" calcext:value-type="float">
            <text:p>-442.802430572</text:p>
          </table:table-cell>
          <table:table-cell table:formula="of:=['hmi-tf2'.B3]*2625.5" office:value-type="float" office:value="-1162577.78146679" calcext:value-type="float">
            <text:p>-1162577.78146679</text:p>
          </table:table-cell>
          <table:table-cell table:formula="of:=['hmi-tf2'.B3]-MIN([.$B$3:.$B$6])" office:value-type="float" office:value="0" calcext:value-type="float">
            <text:p>0.0000000</text:p>
          </table:table-cell>
          <table:table-cell table:formula="of:=['hmi-tf2'.B3]*['hmi-tf2'.D3]/['hmi-tf2'.$D$7]" office:value-type="float" office:value="-0" calcext:value-type="float">
            <text:p>0</text:p>
          </table:table-cell>
          <table:table-cell table:formula="of:=['hmi-tf2'.C3]-MIN([.$C$3:.$C$6])" office:value-type="float" office:value="0" calcext:value-type="float">
            <text:p>0.0000000</text:p>
          </table:table-cell>
          <table:table-cell table:formula="of:=['hmi-tf2'.C3]*['hmi-tf2'.F3]/['hmi-tf2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42.7847845" calcext:value-type="float">
            <text:p>-442.7847845</text:p>
          </table:table-cell>
          <table:table-cell table:formula="of:=['hmi-tf2'.B4]*2625.5" office:value-type="float" office:value="-1162531.45170475" calcext:value-type="float">
            <text:p>-1162531.45170475</text:p>
          </table:table-cell>
          <table:table-cell table:formula="of:=['hmi-tf2'.B4]-MIN([.$B$3:.$B$6])" office:value-type="float" office:value="0.0176460719999909" calcext:value-type="float">
            <text:p>0.0176461</text:p>
          </table:table-cell>
          <table:table-cell table:formula="of:=['hmi-tf2'.B4]*['hmi-tf2'.D4]/['hmi-tf2'.$D$7]" office:value-type="float" office:value="-94.5439680952759" calcext:value-type="float">
            <text:p>-94.5439680953</text:p>
          </table:table-cell>
          <table:table-cell table:formula="of:=['hmi-tf2'.C4]-MIN([.$C$3:.$C$6])" office:value-type="float" office:value="46.3297620359808" calcext:value-type="float">
            <text:p>46.3297620</text:p>
          </table:table-cell>
          <table:table-cell table:formula="of:=['hmi-tf2'.C4]*['hmi-tf2'.F4]/['hmi-tf2'.$F$7]" office:value-type="float" office:value="-248225.188233938" calcext:value-type="float">
            <text:p>-248225.188233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42.793090145" calcext:value-type="float">
            <text:p>-442.793090145</text:p>
          </table:table-cell>
          <table:table-cell table:formula="of:=['hmi-tf2'.B5]*2625.5" office:value-type="float" office:value="-1162553.2581757" calcext:value-type="float">
            <text:p>-1162553.2581757</text:p>
          </table:table-cell>
          <table:table-cell table:formula="of:=['hmi-tf2'.B5]-MIN([.$B$3:.$B$6])" office:value-type="float" office:value="0.00934042699998372" calcext:value-type="float">
            <text:p>0.0093404</text:p>
          </table:table-cell>
          <table:table-cell table:formula="of:=['hmi-tf2'.B5]*['hmi-tf2'.D5]/['hmi-tf2'.$D$7]" office:value-type="float" office:value="-50.0449956734749" calcext:value-type="float">
            <text:p>-50.0449956735</text:p>
          </table:table-cell>
          <table:table-cell table:formula="of:=['hmi-tf2'.C5]-MIN([.$C$3:.$C$6])" office:value-type="float" office:value="24.5232910886407" calcext:value-type="float">
            <text:p>24.5232911</text:p>
          </table:table-cell>
          <table:table-cell table:formula="of:=['hmi-tf2'.C5]*['hmi-tf2'.F5]/['hmi-tf2'.$F$7]" office:value-type="float" office:value="-131393.136141567" calcext:value-type="float">
            <text:p>-131393.136141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42.746773912" calcext:value-type="float">
            <text:p>-442.746773912</text:p>
          </table:table-cell>
          <table:table-cell table:formula="of:=['hmi-tf2'.B6]*2625.5" office:value-type="float" office:value="-1162431.65490596" calcext:value-type="float">
            <text:p>-1162431.65490596</text:p>
          </table:table-cell>
          <table:table-cell table:formula="of:=['hmi-tf2'.B6]-MIN([.$B$3:.$B$6])" office:value-type="float" office:value="0.055656660000011" calcext:value-type="float">
            <text:p>0.0556567</text:p>
          </table:table-cell>
          <table:table-cell table:formula="of:=['hmi-tf2'.B6]*['hmi-tf2'.D6]/['hmi-tf2'.$D$7]" office:value-type="float" office:value="-298.171160927261" calcext:value-type="float">
            <text:p>-298.1711609273</text:p>
          </table:table-cell>
          <table:table-cell table:formula="of:=['hmi-tf2'.C6]-MIN([.$C$3:.$C$6])" office:value-type="float" office:value="146.126560830045" calcext:value-type="float">
            <text:p>146.1265608</text:p>
          </table:table-cell>
          <table:table-cell table:formula="of:=['hmi-tf2'.C6]*['hmi-tf2'.F6]/['hmi-tf2'.$F$7]" office:value-type="float" office:value="-782848.383013874" calcext:value-type="float">
            <text:p>-782848.383013874</text:p>
          </table:table-cell>
        </table:table-row>
        <table:table-row table:style-name="ro1">
          <table:table-cell table:number-columns-repeated="3"/>
          <table:table-cell table:style-name="Default" table:formula="of:=SUM(['hmi-tf2'.D3:.D6])" office:value-type="float" office:value="0.0826431589999856" calcext:value-type="float">
            <text:p>0.082643159</text:p>
          </table:table-cell>
          <table:table-cell table:formula="of:=SUM(['hmi-tf2'.E3:.E6])" office:value-type="float" office:value="-442.760124696012" calcext:value-type="float">
            <text:p>-442.760124696</text:p>
          </table:table-cell>
          <table:table-cell table:style-name="Default" table:formula="of:=SUM(['hmi-tf2'.F3:.F6])" office:value-type="float" office:value="216.979613954667" calcext:value-type="float">
            <text:p>216.9796139547</text:p>
          </table:table-cell>
          <table:table-cell table:formula="of:=SUM(['hmi-tf2'.G3:.G6])" office:value-type="float" office:value="-1162466.70738938" calcext:value-type="float">
            <text:p>-1162466.70738938</text:p>
          </table:table-cell>
        </table:table-row>
      </table:table>
      <table:table table:name="pam-for" table:style-name="ta1"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42.802430572" calcext:value-type="float">
            <text:p>-442.802430572</text:p>
          </table:table-cell>
          <table:table-cell table:formula="of:=['pam-for'.B3]*2625.5" office:value-type="float" office:value="-1162577.78146679" calcext:value-type="float">
            <text:p>-1162577.78146679</text:p>
          </table:table-cell>
          <table:table-cell table:formula="of:=['pam-for'.B3]-MIN([.$B$3:.$B$6])" office:value-type="float" office:value="0" calcext:value-type="float">
            <text:p>0.0000000</text:p>
          </table:table-cell>
          <table:table-cell table:formula="of:=['pam-for'.B3]*['pam-for'.D3]/['pam-for'.$D$7]" office:value-type="float" office:value="-0" calcext:value-type="float">
            <text:p>0</text:p>
          </table:table-cell>
          <table:table-cell table:formula="of:=['pam-for'.C3]-MIN([.$C$3:.$C$6])" office:value-type="float" office:value="0" calcext:value-type="float">
            <text:p>0.0000000</text:p>
          </table:table-cell>
          <table:table-cell table:formula="of:=['pam-for'.C3]*['pam-for'.F3]/['p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42.7847845" calcext:value-type="float">
            <text:p>-442.7847845</text:p>
          </table:table-cell>
          <table:table-cell table:formula="of:=['pam-for'.B4]*2625.5" office:value-type="float" office:value="-1162531.45170475" calcext:value-type="float">
            <text:p>-1162531.45170475</text:p>
          </table:table-cell>
          <table:table-cell table:formula="of:=['pam-for'.B4]-MIN([.$B$3:.$B$6])" office:value-type="float" office:value="0.0176460719999909" calcext:value-type="float">
            <text:p>0.0176461</text:p>
          </table:table-cell>
          <table:table-cell table:formula="of:=['pam-for'.B4]*['pam-for'.D4]/['pam-for'.$D$7]" office:value-type="float" office:value="-94.5439680952759" calcext:value-type="float">
            <text:p>-94.5439680953</text:p>
          </table:table-cell>
          <table:table-cell table:formula="of:=['pam-for'.C4]-MIN([.$C$3:.$C$6])" office:value-type="float" office:value="46.3297620359808" calcext:value-type="float">
            <text:p>46.3297620</text:p>
          </table:table-cell>
          <table:table-cell table:formula="of:=['pam-for'.C4]*['pam-for'.F4]/['pam-for'.$F$7]" office:value-type="float" office:value="-248225.188233938" calcext:value-type="float">
            <text:p>-248225.188233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42.793090145" calcext:value-type="float">
            <text:p>-442.793090145</text:p>
          </table:table-cell>
          <table:table-cell table:formula="of:=['pam-for'.B5]*2625.5" office:value-type="float" office:value="-1162553.2581757" calcext:value-type="float">
            <text:p>-1162553.2581757</text:p>
          </table:table-cell>
          <table:table-cell table:formula="of:=['pam-for'.B5]-MIN([.$B$3:.$B$6])" office:value-type="float" office:value="0.00934042699998372" calcext:value-type="float">
            <text:p>0.0093404</text:p>
          </table:table-cell>
          <table:table-cell table:formula="of:=['pam-for'.B5]*['pam-for'.D5]/['pam-for'.$D$7]" office:value-type="float" office:value="-50.0449956734749" calcext:value-type="float">
            <text:p>-50.0449956735</text:p>
          </table:table-cell>
          <table:table-cell table:formula="of:=['pam-for'.C5]-MIN([.$C$3:.$C$6])" office:value-type="float" office:value="24.5232910886407" calcext:value-type="float">
            <text:p>24.5232911</text:p>
          </table:table-cell>
          <table:table-cell table:formula="of:=['pam-for'.C5]*['pam-for'.F5]/['pam-for'.$F$7]" office:value-type="float" office:value="-131393.136141567" calcext:value-type="float">
            <text:p>-131393.136141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42.746773912" calcext:value-type="float">
            <text:p>-442.746773912</text:p>
          </table:table-cell>
          <table:table-cell table:formula="of:=['pam-for'.B6]*2625.5" office:value-type="float" office:value="-1162431.65490596" calcext:value-type="float">
            <text:p>-1162431.65490596</text:p>
          </table:table-cell>
          <table:table-cell table:formula="of:=['pam-for'.B6]-MIN([.$B$3:.$B$6])" office:value-type="float" office:value="0.055656660000011" calcext:value-type="float">
            <text:p>0.0556567</text:p>
          </table:table-cell>
          <table:table-cell table:formula="of:=['pam-for'.B6]*['pam-for'.D6]/['pam-for'.$D$7]" office:value-type="float" office:value="-298.171160927261" calcext:value-type="float">
            <text:p>-298.1711609273</text:p>
          </table:table-cell>
          <table:table-cell table:formula="of:=['pam-for'.C6]-MIN([.$C$3:.$C$6])" office:value-type="float" office:value="146.126560830045" calcext:value-type="float">
            <text:p>146.1265608</text:p>
          </table:table-cell>
          <table:table-cell table:formula="of:=['pam-for'.C6]*['pam-for'.F6]/['pam-for'.$F$7]" office:value-type="float" office:value="-782848.383013874" calcext:value-type="float">
            <text:p>-782848.383013874</text:p>
          </table:table-cell>
        </table:table-row>
        <table:table-row table:style-name="ro1">
          <table:table-cell table:number-columns-repeated="3"/>
          <table:table-cell table:style-name="Default" table:formula="of:=SUM(['pam-for'.D3:.D6])" office:value-type="float" office:value="0.0826431589999856" calcext:value-type="float">
            <text:p>0.082643159</text:p>
          </table:table-cell>
          <table:table-cell table:formula="of:=SUM(['pam-for'.E3:.E6])" office:value-type="float" office:value="-442.760124696012" calcext:value-type="float">
            <text:p>-442.760124696</text:p>
          </table:table-cell>
          <table:table-cell table:style-name="Default" table:formula="of:=SUM(['pam-for'.F3:.F6])" office:value-type="float" office:value="216.979613954667" calcext:value-type="float">
            <text:p>216.9796139547</text:p>
          </table:table-cell>
          <table:table-cell table:formula="of:=SUM(['pam-for'.G3:.G6])" office:value-type="float" office:value="-1162466.70738938" calcext:value-type="float">
            <text:p>-1162466.70738938</text:p>
          </table:table-cell>
        </table:table-row>
      </table:table>
      <table:table table:name="bmi-mts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62.10087794" calcext:value-type="float">
            <text:p>-1162.10087794</text:p>
          </table:table-cell>
          <table:table-cell table:formula="of:=['bmi-mts'.B3]*2625.5" office:value-type="float" office:value="-3051095.85503147" calcext:value-type="float">
            <text:p>-3051095.85503147</text:p>
          </table:table-cell>
          <table:table-cell table:formula="of:=['bmi-mts'.B3]-MIN([.$B$3:.$B$6])" office:value-type="float" office:value="0.087423200000103" calcext:value-type="float">
            <text:p>0.0874232</text:p>
          </table:table-cell>
          <table:table-cell table:formula="of:=['bmi-mts'.B3]*['bmi-mts'.D3]/['bmi-mts'.$D$7]" office:value-type="float" office:value="-462.611494170506" calcext:value-type="float">
            <text:p>-462.6114941705</text:p>
          </table:table-cell>
          <table:table-cell table:formula="of:=['bmi-mts'.C3]-MIN([.$C$3:.$C$6])" office:value-type="float" office:value="229.529611600097" calcext:value-type="float">
            <text:p>229.5296116</text:p>
          </table:table-cell>
          <table:table-cell table:formula="of:=['bmi-mts'.C3]*['bmi-mts'.F3]/['bmi-mts'.$F$7]" office:value-type="float" office:value="-1214586.47794516" calcext:value-type="float">
            <text:p>-1214586.47794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62.18128611" calcext:value-type="float">
            <text:p>-1162.18128611</text:p>
          </table:table-cell>
          <table:table-cell table:formula="of:=['bmi-mts'.B4]*2625.5" office:value-type="float" office:value="-3051306.96668181" calcext:value-type="float">
            <text:p>-3051306.96668181</text:p>
          </table:table-cell>
          <table:table-cell table:formula="of:=['bmi-mts'.B4]-MIN([.$B$3:.$B$6])" office:value-type="float" office:value="0.00701503000004777" calcext:value-type="float">
            <text:p>0.0070150</text:p>
          </table:table-cell>
          <table:table-cell table:formula="of:=['bmi-mts'.B4]*['bmi-mts'.D4]/['bmi-mts'.$D$7]" office:value-type="float" office:value="-37.1235330485104" calcext:value-type="float">
            <text:p>-37.1235330485</text:p>
          </table:table-cell>
          <table:table-cell table:formula="of:=['bmi-mts'.C4]-MIN([.$C$3:.$C$6])" office:value-type="float" office:value="18.4179612649605" calcext:value-type="float">
            <text:p>18.4179613</text:p>
          </table:table-cell>
          <table:table-cell table:formula="of:=['bmi-mts'.C4]*['bmi-mts'.F4]/['bmi-mts'.$F$7]" office:value-type="float" office:value="-97467.8360181043" calcext:value-type="float">
            <text:p>-97467.8360181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62.18830114" calcext:value-type="float">
            <text:p>-1162.18830114</text:p>
          </table:table-cell>
          <table:table-cell table:formula="of:=['bmi-mts'.B5]*2625.5" office:value-type="float" office:value="-3051325.38464307" calcext:value-type="float">
            <text:p>-3051325.38464307</text:p>
          </table:table-cell>
          <table:table-cell table:formula="of:=['bmi-mts'.B5]-MIN([.$B$3:.$B$6])" office:value-type="float" office:value="0" calcext:value-type="float">
            <text:p>0.0000000</text:p>
          </table:table-cell>
          <table:table-cell table:formula="of:=['bmi-mts'.B5]*['bmi-mts'.D5]/['bmi-mts'.$D$7]" office:value-type="float" office:value="-0" calcext:value-type="float">
            <text:p>0</text:p>
          </table:table-cell>
          <table:table-cell table:formula="of:=['bmi-mts'.C5]-MIN([.$C$3:.$C$6])" office:value-type="float" office:value="0" calcext:value-type="float">
            <text:p>0.0000000</text:p>
          </table:table-cell>
          <table:table-cell table:formula="of:=['bmi-mts'.C5]*['bmi-mts'.F5]/['bmi-mts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62.06312836" calcext:value-type="float">
            <text:p>-1162.06312836</text:p>
          </table:table-cell>
          <table:table-cell table:formula="of:=['bmi-mts'.B6]*2625.5" office:value-type="float" office:value="-3050996.74350918" calcext:value-type="float">
            <text:p>-3050996.74350918</text:p>
          </table:table-cell>
          <table:table-cell table:formula="of:=['bmi-mts'.B6]-MIN([.$B$3:.$B$6])" office:value-type="float" office:value="0.125172779999957" calcext:value-type="float">
            <text:p>0.1251728</text:p>
          </table:table-cell>
          <table:table-cell table:formula="of:=['bmi-mts'.B6]*['bmi-mts'.D6]/['bmi-mts'.$D$7]" office:value-type="float" office:value="-662.346902881585" calcext:value-type="float">
            <text:p>-662.3469028816</text:p>
          </table:table-cell>
          <table:table-cell table:formula="of:=['bmi-mts'.C6]-MIN([.$C$3:.$C$6])" office:value-type="float" office:value="328.641133889556" calcext:value-type="float">
            <text:p>328.6411339</text:p>
          </table:table-cell>
          <table:table-cell table:formula="of:=['bmi-mts'.C6]*['bmi-mts'.F6]/['bmi-mts'.$F$7]" office:value-type="float" office:value="-1738991.79351587" calcext:value-type="float">
            <text:p>-1738991.79351587</text:p>
          </table:table-cell>
        </table:table-row>
        <table:table-row table:style-name="ro1">
          <table:table-cell table:number-columns-repeated="3"/>
          <table:table-cell table:style-name="Default" table:formula="of:=SUM(['bmi-mts'.D3:.D6])" office:value-type="float" office:value="0.219611010000108" calcext:value-type="float">
            <text:p>0.21961101</text:p>
          </table:table-cell>
          <table:table-cell table:formula="of:=SUM(['bmi-mts'.E3:.E6])" office:value-type="float" office:value="-1162.0819301006" calcext:value-type="float">
            <text:p>-1162.0819301006</text:p>
          </table:table-cell>
          <table:table-cell table:style-name="Default" table:formula="of:=SUM(['bmi-mts'.F3:.F6])" office:value-type="float" office:value="576.588706754614" calcext:value-type="float">
            <text:p>576.5887067546</text:p>
          </table:table-cell>
          <table:table-cell table:formula="of:=SUM(['bmi-mts'.G3:.G6])" office:value-type="float" office:value="-3051046.10747913" calcext:value-type="float">
            <text:p>-3051046.10747913</text:p>
          </table:table-cell>
        </table:table-row>
      </table:table>
      <table:table table:name="bam-for" table:style-name="ta1">
        <table:table-column table:style-name="co2" table:number-columns-repeated="5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office:value-type="string" calcext:value-type="string">
            <text:p>Boltzman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3.501060961" calcext:value-type="float">
            <text:p>-403.501060961</text:p>
          </table:table-cell>
          <table:table-cell table:formula="of:=['bam-for'.B3]*2625.5" office:value-type="float" office:value="-1059392.03555311" calcext:value-type="float">
            <text:p>-1059392.03555311</text:p>
          </table:table-cell>
          <table:table-cell table:style-name="ce1" table:formula="of:=['bam-for'.B3]-MIN([.$B$3:.$B$6])" office:value-type="float" office:value="0" calcext:value-type="float">
            <text:p>0.0000000</text:p>
          </table:table-cell>
          <table:table-cell table:formula="of:=['bam-for'.B3]*['bam-for'.D3]/['bam-for'.$D$7]" office:value-type="float" office:value="-0" calcext:value-type="float">
            <text:p>0</text:p>
          </table:table-cell>
          <table:table-cell table:style-name="ce1" table:formula="of:=['bam-for'.C3]-MIN([.$C$3:.$C$6])" office:value-type="float" office:value="0" calcext:value-type="float">
            <text:p>0.0000000</text:p>
          </table:table-cell>
          <table:table-cell table:formula="of:=['bam-for'.C3]*['bam-for'.F3]/['b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3.466217326" calcext:value-type="float">
            <text:p>-403.466217326</text:p>
          </table:table-cell>
          <table:table-cell table:formula="of:=['bam-for'.B4]*2625.5" office:value-type="float" office:value="-1059300.55358941" calcext:value-type="float">
            <text:p>-1059300.55358941</text:p>
          </table:table-cell>
          <table:table-cell table:style-name="ce1" table:formula="of:=['bam-for'.B4]-MIN([.$B$3:.$B$6])" office:value-type="float" office:value="0.0348436350000156" calcext:value-type="float">
            <text:p>0.0348436</text:p>
          </table:table-cell>
          <table:table-cell table:formula="of:=['bam-for'.B4]*['bam-for'.D4]/['bam-for'.$D$7]" office:value-type="float" office:value="-259.962805683467" calcext:value-type="float">
            <text:p>-259.9628056835</text:p>
          </table:table-cell>
          <table:table-cell table:style-name="ce1" table:formula="of:=['bam-for'.C4]-MIN([.$C$3:.$C$6])" office:value-type="float" office:value="91.4819636924658" calcext:value-type="float">
            <text:p>91.4819637</text:p>
          </table:table-cell>
          <table:table-cell table:formula="of:=['bam-for'.C4]*['bam-for'.F4]/['bam-for'.$F$7]" office:value-type="float" office:value="-682532.346322169" calcext:value-type="float">
            <text:p>-682532.346322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3.491684407" calcext:value-type="float">
            <text:p>-403.491684407</text:p>
          </table:table-cell>
          <table:table-cell table:formula="of:=['bam-for'.B5]*2625.5" office:value-type="float" office:value="-1059367.41741058" calcext:value-type="float">
            <text:p>-1059367.41741058</text:p>
          </table:table-cell>
          <table:table-cell table:style-name="ce1" table:formula="of:=['bam-for'.B5]-MIN([.$B$3:.$B$6])" office:value-type="float" office:value="0.00937655400002768" calcext:value-type="float">
            <text:p>0.0093766</text:p>
          </table:table-cell>
          <table:table-cell table:formula="of:=['bam-for'.B5]*['bam-for'.D5]/['bam-for'.$D$7]" office:value-type="float" office:value="-69.9613902438886" calcext:value-type="float">
            <text:p>-69.9613902439</text:p>
          </table:table-cell>
          <table:table-cell table:style-name="ce1" table:formula="of:=['bam-for'.C5]-MIN([.$C$3:.$C$6])" office:value-type="float" office:value="24.6181425270624" calcext:value-type="float">
            <text:p>24.6181425</text:p>
          </table:table-cell>
          <table:table-cell table:formula="of:=['bam-for'.C5]*['bam-for'.F5]/['bam-for'.$F$7]" office:value-type="float" office:value="-183683.630085465" calcext:value-type="float">
            <text:p>-183683.630085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3.4912033" calcext:value-type="float">
            <text:p>-403.4912033</text:p>
          </table:table-cell>
          <table:table-cell table:formula="of:=['bam-for'.B6]*2625.5" office:value-type="float" office:value="-1059366.15426415" calcext:value-type="float">
            <text:p>-1059366.15426415</text:p>
          </table:table-cell>
          <table:table-cell table:style-name="ce1" table:formula="of:=['bam-for'.B6]-MIN([.$B$3:.$B$6])" office:value-type="float" office:value="0.00985766100001229" calcext:value-type="float">
            <text:p>0.0098577</text:p>
          </table:table-cell>
          <table:table-cell table:formula="of:=['bam-for'.B6]*['bam-for'.D6]/['bam-for'.$D$7]" office:value-type="float" office:value="-73.5509917390271" calcext:value-type="float">
            <text:p>-73.550991739</text:p>
          </table:table-cell>
          <table:table-cell table:style-name="ce1" table:formula="of:=['bam-for'.C6]-MIN([.$C$3:.$C$6])" office:value-type="float" office:value="25.8812889554538" calcext:value-type="float">
            <text:p>25.8812890</text:p>
          </table:table-cell>
          <table:table-cell table:formula="of:=['bam-for'.C6]*['bam-for'.F6]/['bam-for'.$F$7]" office:value-type="float" office:value="-193108.128810453" calcext:value-type="float">
            <text:p>-193108.128810453</text:p>
          </table:table-cell>
        </table:table-row>
        <table:table-row table:style-name="ro1">
          <table:table-cell table:number-columns-repeated="3"/>
          <table:table-cell table:formula="of:=SUM(['bam-for'.D3:.D6])" office:value-type="float" office:value="0.0540778500000556" calcext:value-type="float">
            <text:p>0.05407785</text:p>
          </table:table-cell>
          <table:table-cell table:formula="of:=SUM(['bam-for'.E3:.E6])" office:value-type="float" office:value="-403.475187666383" calcext:value-type="float">
            <text:p>-403.4751876664</text:p>
          </table:table-cell>
          <table:table-cell table:formula="of:=SUM(['bam-for'.F3:.F6])" office:value-type="float" office:value="141.981395174982" calcext:value-type="float">
            <text:p>141.981395175</text:p>
          </table:table-cell>
          <table:table-cell table:formula="of:=SUM(['bam-for'.G3:.G6])" office:value-type="float" office:value="-1059324.10521809" calcext:value-type="float">
            <text:p>-1059324.10521809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</table:table-row>
      </table:table>
      <table:table table:name="bmim-cl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83.48664194" calcext:value-type="float">
            <text:p>-883.48664194</text:p>
          </table:table-cell>
          <table:table-cell table:formula="of:=['bmim-cl'.B3]*2625.5" office:value-type="float" office:value="-2319594.17841347" calcext:value-type="float">
            <text:p>-2319594.17841347</text:p>
          </table:table-cell>
          <table:table-cell table:formula="of:=['bmim-cl'.B3]-['bmim-cl'.$B$3]" office:value-type="float" office:value="0" calcext:value-type="float">
            <text:p>0.0000000</text:p>
          </table:table-cell>
          <table:table-cell table:formula="of:=['bmim-cl'.B3]*['bmim-cl'.D3]/['bmim-cl'.$D$7]" office:value-type="float" office:value="-0" calcext:value-type="float">
            <text:p>0</text:p>
          </table:table-cell>
          <table:table-cell table:formula="of:=['bmim-cl'.C3]-['bmim-cl'.$C$3]" office:value-type="float" office:value="0" calcext:value-type="float">
            <text:p>0.0000000</text:p>
          </table:table-cell>
          <table:table-cell table:formula="of:=['bmim-cl'.C3]*['bmim-cl'.F3]/['bmim-cl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3.483946828" calcext:value-type="float">
            <text:p>-883.483946828</text:p>
          </table:table-cell>
          <table:table-cell table:formula="of:=['bmim-cl'.B4]*2625.5" office:value-type="float" office:value="-2319587.10239691" calcext:value-type="float">
            <text:p>-2319587.10239691</text:p>
          </table:table-cell>
          <table:table-cell table:formula="of:=['bmim-cl'.B4]-['bmim-cl'.$B$3]" office:value-type="float" office:value="0.0026951120000831" calcext:value-type="float">
            <text:p>0.0026951</text:p>
          </table:table-cell>
          <table:table-cell table:formula="of:=['bmim-cl'.B4]*['bmim-cl'.D4]/['bmim-cl'.$D$7]" office:value-type="float" office:value="-314.343041692178" calcext:value-type="float">
            <text:p>-314.3430416922</text:p>
          </table:table-cell>
          <table:table-cell table:formula="of:=['bmim-cl'.C4]-['bmim-cl'.$C$3]" office:value-type="float" office:value="7.07601655647159" calcext:value-type="float">
            <text:p>7.0760166</text:p>
          </table:table-cell>
          <table:table-cell table:formula="of:=['bmim-cl'.C4]*['bmim-cl'.F4]/['bmim-cl'.$F$7]" office:value-type="float" office:value="-825307.655973172" calcext:value-type="float">
            <text:p>-825307.655973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83.484456503" calcext:value-type="float">
            <text:p>-883.484456503</text:p>
          </table:table-cell>
          <table:table-cell table:formula="of:=['bmim-cl'.B5]*2625.5" office:value-type="float" office:value="-2319588.44054863" calcext:value-type="float">
            <text:p>-2319588.44054863</text:p>
          </table:table-cell>
          <table:table-cell table:formula="of:=['bmim-cl'.B5]-['bmim-cl'.$B$3]" office:value-type="float" office:value="0.00218543699998008" calcext:value-type="float">
            <text:p>0.0021854</text:p>
          </table:table-cell>
          <table:table-cell table:formula="of:=['bmim-cl'.B5]*['bmim-cl'.D5]/['bmim-cl'.$D$7]" office:value-type="float" office:value="-254.89749972944" calcext:value-type="float">
            <text:p>-254.8974997294</text:p>
          </table:table-cell>
          <table:table-cell table:formula="of:=['bmim-cl'.C5]-['bmim-cl'.$C$3]" office:value-type="float" office:value="5.7378648435697" calcext:value-type="float">
            <text:p>5.7378648</text:p>
          </table:table-cell>
          <table:table-cell table:formula="of:=['bmim-cl'.C5]*['bmim-cl'.F5]/['bmim-cl'.$F$7]" office:value-type="float" office:value="-669233.385538306" calcext:value-type="float">
            <text:p>-669233.385538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83.483947681" calcext:value-type="float">
            <text:p>-883.483947681</text:p>
          </table:table-cell>
          <table:table-cell table:formula="of:=['bmim-cl'.B6]*2625.5" office:value-type="float" office:value="-2319587.10463647" calcext:value-type="float">
            <text:p>-2319587.10463647</text:p>
          </table:table-cell>
          <table:table-cell table:formula="of:=['bmim-cl'.B6]-['bmim-cl'.$B$3]" office:value-type="float" office:value="0.00269425900000897" calcext:value-type="float">
            <text:p>0.0026943</text:p>
          </table:table-cell>
          <table:table-cell table:formula="of:=['bmim-cl'.B6]*['bmim-cl'.D6]/['bmim-cl'.$D$7]" office:value-type="float" office:value="-314.243552758078" calcext:value-type="float">
            <text:p>-314.2435527581</text:p>
          </table:table-cell>
          <table:table-cell table:formula="of:=['bmim-cl'.C6]-['bmim-cl'.$C$3]" office:value-type="float" office:value="7.07377700461075" calcext:value-type="float">
            <text:p>7.0737770</text:p>
          </table:table-cell>
          <table:table-cell table:formula="of:=['bmim-cl'.C6]*['bmim-cl'.F6]/['bmim-cl'.$F$7]" office:value-type="float" office:value="-825046.447757314" calcext:value-type="float">
            <text:p>-825046.447757314</text:p>
          </table:table-cell>
        </table:table-row>
        <table:table-row table:style-name="ro1">
          <table:table-cell table:number-columns-repeated="3"/>
          <table:table-cell table:style-name="Default" table:formula="of:=SUM(['bmim-cl'.D3:.D6])" office:value-type="float" office:value="0.00757480800007215" calcext:value-type="float">
            <text:p>0.007574808</text:p>
          </table:table-cell>
          <table:table-cell table:formula="of:=SUM(['bmim-cl'.E3:.E6])" office:value-type="float" office:value="-883.484094179696" calcext:value-type="float">
            <text:p>-883.4840941797</text:p>
          </table:table-cell>
          <table:table-cell table:style-name="Default" table:formula="of:=SUM(['bmim-cl'.F3:.F6])" office:value-type="float" office:value="19.887658404652" calcext:value-type="float">
            <text:p>19.8876584047</text:p>
          </table:table-cell>
          <table:table-cell table:formula="of:=SUM(['bmim-cl'.G3:.G6])" office:value-type="float" office:value="-2319587.48926879" calcext:value-type="float">
            <text:p>-2319587.48926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8:20:26.683948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48:26.677471130</meta:creation-date>
    <dc:date>2017-03-10T19:49:43.529249629</dc:date>
    <meta:editing-duration>PT18H16M51S</meta:editing-duration>
    <meta:editing-cycles>3</meta:editing-cycles>
    <meta:generator>LibreOffice/4.2.8.2$Linux_X86_64 LibreOffice_project/420m0$Build-2</meta:generator>
    <meta:document-statistic meta:table-count="6" meta:cell-count="310" meta:object-count="0"/>
  </office:meta>
</office:document-meta>
</file>